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54b7" officeooo:paragraph-rsid="000754b7" style:font-weight-asian="bold" style:font-weight-complex="bold"/>
    </style:style>
    <style:style style:name="P2" style:family="paragraph" style:parent-style-name="Standard">
      <style:text-properties fo:font-weight="bold" officeooo:rsid="0007e3c1" officeooo:paragraph-rsid="0007e3c1" style:font-weight-asian="bold" style:font-weight-complex="bold"/>
    </style:style>
    <style:style style:name="P3" style:family="paragraph" style:parent-style-name="Standard">
      <style:text-properties fo:font-weight="bold" officeooo:rsid="0008df66" officeooo:paragraph-rsid="0008df66" style:font-weight-asian="bold" style:font-weight-complex="bold"/>
    </style:style>
    <style:style style:name="P4" style:family="paragraph" style:parent-style-name="Standard">
      <style:text-properties fo:font-weight="bold" officeooo:rsid="00099278" officeooo:paragraph-rsid="00099278" style:font-weight-asian="bold" style:font-weight-complex="bold"/>
    </style:style>
    <style:style style:name="P5" style:family="paragraph" style:parent-style-name="Standard">
      <style:text-properties fo:font-weight="bold" officeooo:rsid="000a697f" officeooo:paragraph-rsid="000a697f" style:font-weight-asian="bold" style:font-weight-complex="bold"/>
    </style:style>
    <style:style style:name="P6" style:family="paragraph" style:parent-style-name="Standard">
      <style:text-properties officeooo:rsid="000754b7" officeooo:paragraph-rsid="000754b7"/>
    </style:style>
    <style:style style:name="P7" style:family="paragraph" style:parent-style-name="Standard" style:list-style-name="L1">
      <style:text-properties officeooo:rsid="000754b7" officeooo:paragraph-rsid="000754b7"/>
    </style:style>
    <style:style style:name="P8" style:family="paragraph" style:parent-style-name="Standard">
      <style:text-properties fo:font-weight="normal" officeooo:rsid="000754b7" officeooo:paragraph-rsid="000754b7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e3c1" officeooo:paragraph-rsid="0007e3c1" style:font-weight-asian="normal" style:font-weight-complex="normal"/>
    </style:style>
    <style:style style:name="P10" style:family="paragraph" style:parent-style-name="Standard">
      <style:text-properties fo:font-weight="normal" officeooo:rsid="0007e3c1" officeooo:paragraph-rsid="0007e3c1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8df66" officeooo:paragraph-rsid="0008df66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08df66" officeooo:paragraph-rsid="0008df66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099278" officeooo:paragraph-rsid="00099278" style:font-weight-asian="normal" style:font-weight-complex="normal"/>
    </style:style>
    <style:style style:name="P14" style:family="paragraph" style:parent-style-name="Standard">
      <style:text-properties fo:font-weight="normal" officeooo:rsid="00099278" officeooo:paragraph-rsid="00099278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0a697f" officeooo:paragraph-rsid="000a697f" style:font-weight-asian="normal" style:font-weight-complex="normal"/>
    </style:style>
    <style:style style:name="P16" style:family="paragraph" style:parent-style-name="Standard">
      <style:text-properties fo:font-weight="normal" officeooo:rsid="000a697f" officeooo:paragraph-rsid="000a697f" style:font-weight-asian="normal" style:font-weight-complex="normal"/>
    </style:style>
    <style:style style:name="P17" style:family="paragraph" style:parent-style-name="Standard" style:list-style-name="L7">
      <style:text-properties fo:font-weight="normal" officeooo:rsid="000b6214" officeooo:paragraph-rsid="000b6214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0b6214" officeooo:paragraph-rsid="000db730" style:font-weight-asian="normal" style:font-weight-complex="normal"/>
    </style:style>
    <style:style style:name="P19" style:family="paragraph" style:parent-style-name="Standard">
      <style:text-properties fo:font-weight="normal" officeooo:rsid="000b6214" officeooo:paragraph-rsid="000b6214" style:font-weight-asian="normal" style:font-weight-complex="normal"/>
    </style:style>
    <style:style style:name="P20" style:family="paragraph" style:parent-style-name="Standard">
      <style:text-properties fo:font-weight="normal" officeooo:rsid="000b6214" officeooo:paragraph-rsid="000db730" style:font-weight-asian="normal" style:font-weight-complex="normal"/>
    </style:style>
    <style:style style:name="P21" style:family="paragraph" style:parent-style-name="Standard">
      <style:text-properties fo:font-weight="bold" officeooo:rsid="000b6214" officeooo:paragraph-rsid="000db73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hoenixnap.com/kb/linux-dig-command-examples" text:style-name="Internet_20_link" text:visited-style-name="Visited_20_Internet_20_Link">https://phoenixnap.com/kb/linux-dig-command-examples</text:a></text:p>
      <text:p text:style-name="Standard"><text:a xlink:type="simple" xlink:href="https://www.cloudns.net/blog/10-most-used-dig-commands/" text:style-name="Internet_20_link" text:visited-style-name="Visited_20_Internet_20_Link">https://www.cloudns.net/blog/10-most-used-dig-commands/</text:a></text:p>
      <text:p text:style-name="Standard"/>
      <text:p text:style-name="Standard"/>
      <text:p text:style-name="P6">Most commonly is to look at the ANSWER SECTION. <text:s/>Columns are:</text:p>
      <text:list xml:id="list1129713174" text:style-name="L1">
        <text:list-item>
          <text:p text:style-name="P7">Server that was queried</text:p>
        </text:list-item>
        <text:list-item>
          <text:p text:style-name="P7">TTL when the record gets refreshed</text:p>
        </text:list-item>
        <text:list-item>
          <text:p text:style-name="P7">Query Class, for instance IN stands for Internet</text:p>
        </text:list-item>
        <text:list-item>
          <text:p text:style-name="P7">Query Type, for instance A stands for A record</text:p>
        </text:list-item>
        <text:list-item>
          <text:p text:style-name="P7">IP address associated with the domain name</text:p>
        </text:list-item>
      </text:list>
      <text:p text:style-name="Standard"/>
      <text:p text:style-name="P1">dig &lt;domain_name&gt;</text:p>
      <text:p text:style-name="P8"/>
      <text:p text:style-name="P2">dig @8.8.8.8 google.com</text:p>
      <text:list xml:id="list1909383762" text:style-name="L2">
        <text:list-item>
          <text:p text:style-name="P9">Specify a name server to use</text:p>
        </text:list-item>
      </text:list>
      <text:p text:style-name="P10"/>
      <text:p text:style-name="P3">dig google.com ANY</text:p>
      <text:list xml:id="list1406154383" text:style-name="L3">
        <text:list-item>
          <text:p text:style-name="P11">Return all query results.</text:p>
        </text:list-item>
        <text:list-item>
          <text:p text:style-name="P11">This includes all record types.</text:p>
        </text:list-item>
      </text:list>
      <text:p text:style-name="P3"/>
      <text:p text:style-name="P3">dig google.com A</text:p>
      <text:list xml:id="list3369368656" text:style-name="L4">
        <text:list-item>
          <text:p text:style-name="P12">Search for a specific record (A in this case)</text:p>
        </text:list-item>
      </text:list>
      <text:p text:style-name="P21"/>
      <text:p text:style-name="P21">dig google.com NS</text:p>
      <text:list xml:id="list3971874745" text:style-name="L7">
        <text:list-item>
          <text:p text:style-name="P18">Query name servers for a domain.</text:p>
        </text:list-item>
        <text:list-item>
          <text:p text:style-name="P18">This finds all name servers for google.</text:p>
        </text:list-item>
      </text:list>
      <text:p text:style-name="P20"/>
      <text:p text:style-name="P4">dig google.com +trace</text:p>
      <text:list xml:id="list570896948" text:style-name="L5">
        <text:list-item>
          <text:p text:style-name="P13">List every server query goes through to final destination</text:p>
        </text:list-item>
      </text:list>
      <text:p text:style-name="P14"/>
      <text:p text:style-name="P5">dig -x &lt;target_ip_address&gt;</text:p>
      <text:list xml:id="list3514964445" text:style-name="L6">
        <text:list-item>
          <text:p text:style-name="P15">Lookup domain by its IP address</text:p>
        </text:list-item>
      </text:list>
      <text:p text:style-name="P16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4:28:04.152454197</meta:creation-date>
    <meta:generator>LibreOffice/7.0.4.2$Linux_X86_64 LibreOffice_project/00$Build-2</meta:generator>
    <dc:date>2025-08-13T05:12:31.652471372</dc:date>
    <meta:editing-duration>P1DT9M51S</meta:editing-duration>
    <meta:editing-cycles>7</meta:editing-cycles>
    <meta:document-statistic meta:table-count="0" meta:image-count="0" meta:object-count="0" meta:page-count="1" meta:paragraph-count="23" meta:word-count="132" meta:character-count="800" meta:non-whitespace-character-count="703"/>
  </office:meta>
</office:document-meta>
</file>